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3.844cm" fo:break-before="auto" style:use-optimal-row-height="true"/>
    </style:style>
    <style:style style:name="ro20" style:family="table-row">
      <style:table-row-properties style:row-height="6.376cm" fo:break-before="auto" style:use-optimal-row-height="true"/>
    </style:style>
    <style:style style:name="ro21" style:family="table-row">
      <style:table-row-properties style:row-height="5.586cm" fo:break-before="auto" style:use-optimal-row-height="true"/>
    </style:style>
    <style:style style:name="ro22" style:family="table-row">
      <style:table-row-properties style:row-height="3.217cm" fo:break-before="auto" style:use-optimal-row-height="true"/>
    </style:style>
    <style:style style:name="ro23" style:family="table-row">
      <style:table-row-properties style:row-height="4.006cm" fo:break-before="auto" style:use-optimal-row-height="true"/>
    </style:style>
    <style:style style:name="ro24" style:family="table-row">
      <style:table-row-properties style:row-height="1.637cm" fo:break-before="auto" style:use-optimal-row-height="true"/>
    </style:style>
    <style:style style:name="ro25" style:family="table-row">
      <style:table-row-properties style:row-height="3.134cm" fo:break-before="auto" style:use-optimal-row-height="false"/>
    </style:style>
    <style:style style:name="ro26" style:family="table-row">
      <style:table-row-properties style:row-height="0.961cm" fo:break-before="auto" style:use-optimal-row-height="true"/>
    </style:style>
    <style:style style:name="ro27" style:family="table-row">
      <style:table-row-properties style:row-height="3.246cm" fo:break-before="auto" style:use-optimal-row-height="false"/>
    </style:style>
    <style:style style:name="ro28" style:family="table-row">
      <style:table-row-properties style:row-height="2.762cm" fo:break-before="auto" style:use-optimal-row-height="false"/>
    </style:style>
    <style:style style:name="ro29" style:family="table-row">
      <style:table-row-properties style:row-height="6.493cm" fo:break-before="auto" style:use-optimal-row-height="false"/>
    </style:style>
    <style:style style:name="ro30" style:family="table-row">
      <style:table-row-properties style:row-height="0.792cm" fo:break-before="auto" style:use-optimal-row-height="true"/>
    </style:style>
    <style:style style:name="ro3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2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4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1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1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</text:span><text:span text:style-name="T1">_copy.ods copy_2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19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07T09:27:44.660001">
            <text:p>030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#NAME?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#NAME?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#NAME?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#NAME?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#NAME?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08T10:55:12.38">
            <text:p>030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8">
            <text:p>8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9">
            <text:p>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10">
            <text:p>10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11">
            <text:p>1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12">
            <text:p>1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2">
            <text:p>2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5">
            <text:p>5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6">
            <text:p>6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7">
            <text:p>7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8">
            <text:p>8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9">
            <text:p>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10">
            <text:p>10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19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11">
            <text:p>11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12">
            <text:p>1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8">
            <text:p>9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 office:value-type="string">
            <text:p>##:20220221_102836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6">
            <text:p>6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table:formula="of:=[.B13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 table:formula="of:=[.B13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 table:formula="of:=[.B137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 table:formula="of:=[.B138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 table:formula="of:=[.B139]+1" office:value-type="float" office:value="8">
            <text:p>8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08T11:50:53.59">
            <text:p>0308 <text:s/>1150</text:p>
          </table:table-cell>
          <table:table-cell table:style-name="ce12" table:formula="of:=NOW()" office:value-type="date" office:date-value="2022-03-08T11:50:53.59">
            <text:p>0308 <text:s/>1150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08T11:50:53.59">
            <text:p>0308 <text:s/>1150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08T11:50:53.59">
            <text:p>0308 <text:s/>1150</text:p>
          </table:table-cell>
          <table:table-cell table:style-name="ce12" table:formula="of:=NOW()" office:value-type="date" office:date-value="2022-03-08T11:50:53.59">
            <text:p>0308 <text:s/>1150</text:p>
          </table:table-cell>
          <table:table-cell table:style-name="ce8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31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8">2022/03/08</text:date>, <text:time>11:5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08T11:50:52.80</dc:date>
    <dc:creator>iwabuchi ken</dc:creator>
    <meta:editing-duration>P14DT20H17M48S</meta:editing-duration>
    <meta:editing-cycles>2061</meta:editing-cycles>
    <meta:generator>OpenOffice/4.1.3$Win32 OpenOffice.org_project/413m1$Build-9783</meta:generator>
    <meta:document-statistic meta:table-count="1" meta:cell-count="670" meta:object-count="0"/>
  </office:meta>
</office:document-meta>
</file>